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Idea 1: Healthcare IoT Patient Monitoring</text:span></text:span></text:p>
      <text:p text:style-name="Text_20_body"><text:span text:style-name="Strong_20_Emphasis"><text:span text:style-name="T1">Problem Statement and Concept Description:</text:span></text:span></text:p>
      <text:p text:style-name="P14">There is a growing need for remote healthcare monitoring solutions, especially in the context of an aging population and the desire for more independent living. My app aims to address this problem by providing a user-friendly interface for monitoring patients' health in real-time. It utilizes Raspberry Pi for data collection and control, with voice assistance displayed on a TV screen. Data is collected from smart wearable devices like the Apple Watch.</text:p>
      <text:p text:style-name="Text_20_body"><text:span text:style-name="Strong_20_Emphasis"><text:span text:style-name="T1">Overview:</text:span></text:span></text:p>
      <text:p text:style-name="P14">In this business case report, we aim to encapsulate the foundational principles of Interaction Design (ID), the inherent significance of the Internet of Things (IoT) in modern technology, and the specific context of healthcare monitoring. This document serves as a preliminary framework for our project, which primarily concentrates on the design and development of the user interface and experience for a cutting-edge healthcare IoT solution.</text:p>
      <text:p text:style-name="Text_20_body"><text:span text:style-name="Strong_20_Emphasis"><text:span text:style-name="T1">Interaction Design (ID)</text:span></text:span><text:span text:style-name="T1"> is the cornerstone of this endeavor, defining the approach through which we will craft a user-centric, intuitive, and efficient interface that seamlessly integrates with healthcare monitoring devices. It encompasses a holistic methodology that involves user research, conceptualization, prototyping, and iterative testing to ensure a product that aligns seamlessly with the needs and preferences of end-users.</text:span></text:p>
      <text:p text:style-name="Text_20_body"><text:span text:style-name="T1">The </text:span><text:span text:style-name="Strong_20_Emphasis"><text:span text:style-name="T1">Internet of Things (IoT)</text:span></text:span><text:span text:style-name="T1"> serves as the technological underpinning of our project, enabling the interconnectivity of healthcare devices for real-time data collection and control. By leveraging IoT technologies, we aim to create a network of smart devices, prominently utilizing Raspberry Pi and wearable devices like the Apple Watch, to monitor patients' health and deliver real-time insights to healthcare providers and patients themselves.</text:span></text:p>
      <text:p text:style-name="Text_20_body"><text:span text:style-name="Strong_20_Emphasis"><text:span text:style-name="T1">Healthcare Monitoring</text:span></text:span><text:span text:style-name="T1"> represents the focal context of our project. The ever-growing demand for remote healthcare solutions is a key driving force. We are dedicated to facilitating remote monitoring, especially for elderly patients, in order to ensure their well-being, independence, and security. Our solution will offer a seamless user experience, including voice-assisted controls displayed on TV screens, designed to meet the unique needs and challenges associated with healthcare in a digital age.</text:span></text:p>
      <text:p text:style-name="P14">This project, as part of a broader initiative, will concentrate its efforts on the design and development of a healthcare IoT user interface that encapsulates Interaction Design principles to deliver an accessible, efficient, and user-centered healthcare monitoring solution for the modern age.</text:p>
      <text:p text:style-name="Text_20_body"><text:span text:style-name="Strong_20_Emphasis"><text:span text:style-name="T1">Introduction to Interaction Design Essentials:</text:span></text:span></text:p>
      <text:p text:style-name="P14">Interaction Design (ID) is a fundamental discipline that plays a pivotal role in crafting the user experiences of digital products and services. At its core, Interaction Design focuses on shaping how users interact with technology, ensuring that these interactions are not only seamless but also profoundly satisfying. In the context of our project, Interaction Design takes on a central role in the creation of an innovative healthcare IoT solution.</text:p>
      <text:p text:style-name="P14">Interaction Design is essential for designing usable products that meet the needs of their users. It represents the careful orchestration of a myriad of elements within the user interface, from the arrangement of buttons to the layout of screens and the flow of user interactions. This orchestration is indispensable in ensuring that the final product is not just a functional piece of technology but a user-friendly, efficient, and effective tool.</text:p>
      <text:p text:style-name="P14">In the realm of healthcare applications, the significance of Interaction Design becomes even more pronounced. Healthcare is a domain where precision, clarity, and ease of use can directly impact the well-being of patients. The interface through which healthcare data is presented and interacted with must be intuitive and supportive, particularly as it often serves not only healthcare providers but also patients themselves.</text:p>
      <text:p text:style-name="P14">Moreover, Interaction Design contributes to the safety and effectiveness of healthcare solutions. It enables healthcare <text:soft-page-break/>professionals to seamlessly monitor patients' conditions, providing them with the right data at the right time. It empowers patients to engage with their health data, fostering a sense of agency and responsibility in their well-being.</text:p>
      <text:p text:style-name="P14">In essence, Interaction Design is the linchpin that ensures that the complexities of technology do not hinder but enhance the healthcare experience. It guides the creation of interfaces that are accessible to all, regardless of age or ability, and that offer clear feedback and affordance for users. By embedding Interaction Design principles into our Healthcare IoT project, we aspire to deliver a solution that not only fulfills its technological promise but, more importantly, positively impacts the lives and health of the individuals it serves.</text:p>
      <text:p text:style-name="Text_20_body"><text:span text:style-name="Strong_20_Emphasis"><text:span text:style-name="T1">Comparison:</text:span></text:span></text:p>
      <text:p text:style-name="Text_20_body"><text:span text:style-name="Strong_20_Emphasis"><text:span text:style-name="T1">Apple's Health App:</text:span></text:span></text:p>
      <text:list xml:id="list3064955176" text:style-name="L1">
        <text:list-item>
          <text:p text:style-name="P3"><text:span text:style-name="Strong_20_Emphasis"><text:span text:style-name="T1">User Experience</text:span></text:span><text:span text:style-name="T1">: Apple's Health App offers a comprehensive platform for users to track their health and fitness data, including data from the Apple Watch and other third-party apps.</text:span></text:p>
        </text:list-item>
        <text:list-item>
          <text:p text:style-name="P2"><text:span text:style-name="Strong_20_Emphasis"><text:span text:style-name="T1">Unique Features</text:span></text:span><text:span text:style-name="T1">: My app can provide a unique advantage by incorporating real-time visualization on a TV screen. This feature allows not only users but also caregivers or family members to monitor a patient's health status at a glance, making it particularly useful for remote patient monitoring.</text:span></text:p>
        </text:list-item>
      </text:list>
      <text:p text:style-name="Text_20_body"><text:span text:style-name="Strong_20_Emphasis"><text:span text:style-name="T1">Google Fit:</text:span></text:span></text:p>
      <text:list xml:id="list2507281137" text:style-name="L2">
        <text:list-item>
          <text:p text:style-name="P5"><text:span text:style-name="Strong_20_Emphasis"><text:span text:style-name="T1">User Experience</text:span></text:span><text:span text:style-name="T1">: Google Fit focuses on physical activity tracking, allowing users to set fitness goals and monitor their progress.</text:span></text:p>
        </text:list-item>
        <text:list-item>
          <text:p text:style-name="P4"><text:span text:style-name="Strong_20_Emphasis"><text:span text:style-name="T1">Unique Features</text:span></text:span><text:span text:style-name="T1">: My app's voice-assisted control is a standout feature, especially beneficial for elderly patients who may have limited mobility or may not be tech-savvy. Voice control provides an intuitive and hands-free way for patients to interact with the healthcare IoT system, improving accessibility and ease of use.</text:span></text:p>
        </text:list-item>
      </text:list>
      <text:p text:style-name="Text_20_body"><text:span text:style-name="Strong_20_Emphasis"><text:span text:style-name="T1">Amazon's Echo Show:</text:span></text:span></text:p>
      <text:list xml:id="list2247403648" text:style-name="L3">
        <text:list-item>
          <text:p text:style-name="P7"><text:span text:style-name="Strong_20_Emphasis"><text:span text:style-name="T1">User Experience</text:span></text:span><text:span text:style-name="T1">: Echo Show combines voice interaction with visual displays, primarily used for tasks like video calls, music playback, and smart home control.</text:span></text:p>
        </text:list-item>
        <text:list-item>
          <text:p text:style-name="P6"><text:span text:style-name="Strong_20_Emphasis"><text:span text:style-name="T1">Unique Features</text:span></text:span><text:span text:style-name="T1">: My app integrates healthcare monitoring with voice assistance and real-time visualization on a TV screen, taking the user experience a step further. It is tailored to the specific needs of healthcare, allowing users to not only access information but also receive real-time health updates through voice commands and visual feedback on the TV screen.</text:span></text:p>
        </text:list-item>
      </text:list>
      <text:p text:style-name="Text_20_body"><text:span text:style-name="Strong_20_Emphasis"><text:span text:style-name="T1">Advantages of My Healthcare IoT Application:</text:span></text:span></text:p>
      <text:p text:style-name="Text_20_body"><text:span text:style-name="Strong_20_Emphasis"><text:span text:style-name="T1">Elderly Patient-Friendly</text:span></text:span><text:span text:style-name="T1">: Unlike the mentioned products, my app places special emphasis on the needs of elderly patients. The voice-assisted control makes it accessible to a demographic that may face challenges with traditional interfaces, ensuring that they can easily engage with their health data.</text:span></text:p>
      <text:p text:style-name="Text_20_body"><text:span text:style-name="Strong_20_Emphasis"><text:span text:style-name="T1">Comprehensive Monitoring</text:span></text:span><text:span text:style-name="T1">: Connecting to various healthcare devices through IoT, it facilitates real-</text:span><text:span text:style-name="T2">time</text:span><text:span text:style-name="T1"> monitoring of vital signs, chronic conditions, and medication adherence.</text:span></text:p>
      <text:p text:style-name="Text_20_body"><text:span text:style-name="Strong_20_Emphasis"><text:span text:style-name="T1">Real-Time Data Visualization</text:span></text:span><text:span text:style-name="T1">: Real-time data visualization on a TV screen is a distinguishing feature that enhances user engagement. This visual feedback allows patients and caregivers to quickly assess health status, identify trends, and take timely action, thus promoting a higher level of safety and peace of mind.</text:span></text:p>
      <text:p text:style-name="Text_20_body"><text:span text:style-name="Strong_20_Emphasis"><text:span text:style-name="T1">Holistic Healthcare Solution</text:span></text:span><text:span text:style-name="T1">: My app bridges the gap between healthcare monitoring and user interaction, offering a more holistic approach to patient care. It not only collects data but also ensures that patients and their healthcare providers have the tools needed to act on that data in real-time.</text:span></text:p>
      <text:p text:style-name="P14"><text:soft-page-break/>In summary, my Healthcare IoT application offers a unique and compelling user experience tailored for healthcare needs, with its focus on voice assistance and real-time data visualization, making it an invaluable tool for patients, caregivers, and healthcare professionals.</text:p>
      <text:p text:style-name="Text_20_body"><text:span text:style-name="Strong_20_Emphasis"><text:span text:style-name="T1">Design Principles:</text:span></text:span></text:p>
      <text:p text:style-name="Text_20_body"><text:span text:style-name="Strong_20_Emphasis"><text:span text:style-name="T1">Accessibility</text:span></text:span><text:span text:style-name="T1">:</text:span></text:p>
      <text:list xml:id="list594156757" text:style-name="L4">
        <text:list-item>
          <text:p text:style-name="P9"><text:span text:style-name="Strong_20_Emphasis"><text:span text:style-name="T1">Guiding Principle</text:span></text:span><text:span text:style-name="T1">: Accessibility ensures that all users, including those with disabilities, can easily access and use my app. For a healthcare application, accessibility is crucial, as it may be used by individuals with a wide range of abilities and health conditions.</text:span></text:p>
        </text:list-item>
        <text:list-item>
          <text:p text:style-name="P9"><text:span text:style-name="Strong_20_Emphasis"><text:span text:style-name="T1">Application Integration</text:span></text:span><text:span text:style-name="T1">: My app will integrate voice commands and screen reading features to cater to visually impaired users. Voice-assisted controls will make it easy for users to interact with the application using natural language. Screen reader compatibility will ensure that users with vision impairments can receive auditory feedback for on-screen content.</text:span></text:p>
        </text:list-item>
        <text:list-item>
          <text:p text:style-name="P8"><text:span text:style-name="Strong_20_Emphasis"><text:span text:style-name="T1">Example</text:span></text:span><text:span text:style-name="T1">: If a visually impaired patient needs to check their heart rate, they can simply use voice commands to ask the app to provide the information, and the app will respond verbally or through the TV.</text:span></text:p>
        </text:list-item>
      </text:list>
      <text:p text:style-name="Text_20_body"><text:span text:style-name="Strong_20_Emphasis"><text:span text:style-name="T1">Feedback and Affordance</text:span></text:span><text:span text:style-name="T1">:</text:span></text:p>
      <text:list xml:id="list1787935536" text:style-name="L5">
        <text:list-item>
          <text:p text:style-name="P11"><text:span text:style-name="Strong_20_Emphasis"><text:span text:style-name="T1">Guiding Principle</text:span></text:span><text:span text:style-name="T1">: Feedback and affordance guide users on how to interact with the app, providing clear signals about the available actions and their consequences. This principle ensures that users can confidently use the app without confusion.</text:span></text:p>
        </text:list-item>
        <text:list-item>
          <text:p text:style-name="P11"><text:span text:style-name="Strong_20_Emphasis"><text:span text:style-name="T1">Application Integration</text:span></text:span><text:span text:style-name="T1">: My app will use clear and intuitive voice responses and on-screen displays to provide feedback to users. For example, when a user asks, "What's my blood pressure?" the app should audibly respond with the current blood pressure reading, while also visually displaying it on the TV screen.</text:span></text:p>
        </text:list-item>
        <text:list-item>
          <text:p text:style-name="P10"><text:span text:style-name="Strong_20_Emphasis"><text:span text:style-name="T1">Example</text:span></text:span><text:span text:style-name="T1">: When a user is asked to confirm a medication dosage, the application should provide clear voice instructions, such as "Please confirm the dosage by saying 'Yes' or 'No," and display corresponding visual cues on the TV screen.</text:span></text:p>
        </text:list-item>
      </text:list>
      <text:p text:style-name="Text_20_body"><text:span text:style-name="Strong_20_Emphasis"><text:span text:style-name="T1">User-Centered Design</text:span></text:span><text:span text:style-name="T1">:</text:span></text:p>
      <text:list xml:id="list996307537" text:style-name="L6">
        <text:list-item>
          <text:p text:style-name="P13"><text:span text:style-name="Strong_20_Emphasis"><text:span text:style-name="T1">Guiding Principle</text:span></text:span><text:span text:style-name="T1">: User-Centered Design ensures that the app is designed based on the needs, preferences, and feedback of the end-users. In a healthcare context, it is essential to involve patients, caregivers, and healthcare professionals in the design process.</text:span></text:p>
        </text:list-item>
        <text:list-item>
          <text:p text:style-name="P13"><text:span text:style-name="Strong_20_Emphasis"><text:span text:style-name="T1">Application Integration</text:span></text:span><text:span text:style-name="T1">: My app will incorporate user feedback through usability testing and surveys. Patients, especially elderly users, will be actively involved in the design process, offering insights into the app's usability and accessibility. This feedback will be used to improve the app iteratively.</text:span></text:p>
        </text:list-item>
        <text:list-item>
          <text:p text:style-name="P12"><text:span text:style-name="Strong_20_Emphasis"><text:span text:style-name="T1">Example</text:span></text:span><text:span text:style-name="T1">: User-Centered Design principles will be applied during the initial user testing phase. Feedback from elderly patients will help identify areas of improvement, such as voice recognition accuracy or the clarity of on-screen visuals. This feedback will be used to refine the app's design and functionality.</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NZ"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N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4T13:53:35.638000000</dc:date>
    <meta:editing-duration>PT1H48M31S</meta:editing-duration>
    <meta:editing-cycles>2</meta:editing-cycles>
    <meta:generator>LibreOffice/7.2.1.2$Windows_X86_64 LibreOffice_project/87b77fad49947c1441b67c559c339af8f3517e22</meta:generator>
    <meta:document-statistic meta:table-count="0" meta:image-count="0" meta:object-count="0" meta:page-count="3" meta:paragraph-count="44" meta:word-count="1554" meta:character-count="10454" meta:non-whitespace-character-count="8959"/>
  </office:meta>
</office:document-meta>
</file>